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14a6" officeooo:paragraph-rsid="002014a6"/>
    </style:style>
    <style:style style:name="P2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3cff" officeooo:paragraph-rsid="00203cff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6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7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26227" officeooo:paragraph-rsid="00226227"/>
    </style:style>
    <style:style style:name="P2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30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3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38585" officeooo:paragraph-rsid="00238585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style:style style:name="T13" style:family="text">
      <style:text-properties officeooo:rsid="001e22e5"/>
    </style:style>
    <style:style style:name="T14" style:family="text">
      <style:text-properties officeooo:rsid="002014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824852757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9228029606" text:continue-list="list82485275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9256316441" text:continue-list="list13242922802960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oft-page-break/>Specific blogs details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8148102085" text:continue-list="list13242925631644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8780240945" text:continue-list="list13242814810208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8077301923" text:continue-list="list1324287802409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lis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add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Commenting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6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Reporting system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POST</text:p>
                            </text:list-item>
                            <text:list-item>
                              <text:p text:style-name="P12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<text:span text:style-name="T13">can POST data</text:span></text:p>
                            </text:list-item>
                            <text:list-item>
                              <text:p text:style-name="P12">Only validators and superusers can GET all data</text:p>
                            </text:list-item>
                            <text:list-item>
                              <text:p text:style-name="P12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7">List of all </text:span><text:span text:style-name="T13">devices names</text:span>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2">Profile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2">Methods:</text:p>
                          <text:list>
                            <text:list-item>
                              <text:p text:style-name="P22">GET</text:p>
                            </text:list-item>
                            <text:list-item>
                              <text:p text:style-name="P23">PATCH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 can see profile(GET, <text:span text:style-name="T11">and </text:span><text:span text:style-name="T14">PATCH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in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ou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delete-accoun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4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Change password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8826216945" text:continue-list="list13242807730192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8">PATCH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oft-page-break/><text:s/>Password recovery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428470614983" text:continue-list="list1324288262169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5">POST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Everyone can recover their password</text:p>
                              <text:p text:style-name="P25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9">Password recovery verification</text:span>:</text:p>
                      <text:list>
                        <text:list-item>
                          <text:p text:style-name="P29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0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3242847061498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Method:</text:p>
                          <text:list>
                            <text:list-item>
                              <text:p text:style-name="P31">PUT</text:p>
                            </text:list-item>
                          </text:list>
                        </text:list-item>
                        <text:list-item>
                          <text:p text:style-name="P29">Permissions:</text:p>
                          <text:list>
                            <text:list-item>
                              <text:p text:style-name="P29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24T13:24:27.166000000</dc:date>
    <meta:editing-duration>PT7H27M36S</meta:editing-duration>
    <meta:editing-cycles>26</meta:editing-cycles>
    <meta:generator>LibreOffice/7.6.0.3$Windows_X86_64 LibreOffice_project/69edd8b8ebc41d00b4de3915dc82f8f0fc3b6265</meta:generator>
    <meta:print-date>2025-01-12T14:23:07.321000000</meta:print-date>
    <meta:printed-by>PDF files</meta:printed-by>
    <meta:document-statistic meta:table-count="0" meta:image-count="0" meta:object-count="0" meta:page-count="8" meta:paragraph-count="241" meta:word-count="620" meta:character-count="3846" meta:non-whitespace-character-count="3704"/>
  </office:meta>
</office:document-meta>
</file>